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sk" fo:country="SK" officeooo:rsid="00170882" officeooo:paragraph-rsid="00170882"/>
    </style:style>
    <style:style style:name="P2" style:family="paragraph" style:parent-style-name="Text_20_body">
      <style:text-properties fo:language="sk" fo:country="SK" officeooo:rsid="001802a7" officeooo:paragraph-rsid="001802a7"/>
    </style:style>
    <style:style style:name="P3" style:family="paragraph" style:parent-style-name="Text_20_body">
      <style:text-properties fo:language="sk" fo:country="SK" officeooo:rsid="00184a70" officeooo:paragraph-rsid="00184a70"/>
    </style:style>
    <style:style style:name="P4" style:family="paragraph" style:parent-style-name="Text_20_body">
      <style:text-properties fo:language="sk" fo:country="SK" fo:font-style="italic" officeooo:rsid="002171f4" officeooo:paragraph-rsid="002171f4" style:font-style-asian="italic" style:font-style-complex="italic"/>
    </style:style>
    <style:style style:name="P5" style:family="paragraph" style:parent-style-name="Text_20_body">
      <style:text-properties fo:language="sk" fo:country="SK" fo:font-style="normal" officeooo:rsid="001a3c82" officeooo:paragraph-rsid="001a3c82" style:font-style-asian="normal" style:font-style-complex="normal"/>
    </style:style>
    <style:style style:name="P6" style:family="paragraph" style:parent-style-name="Text_20_body">
      <style:text-properties fo:language="sk" fo:country="SK" fo:font-style="normal" officeooo:rsid="00239bad" officeooo:paragraph-rsid="00239bad" style:font-style-asian="normal" style:font-style-complex="normal"/>
    </style:style>
    <style:style style:name="P7" style:family="paragraph" style:parent-style-name="Text_20_body">
      <style:text-properties fo:language="sk" fo:country="SK" officeooo:rsid="001f0103" officeooo:paragraph-rsid="003ecbc5"/>
    </style:style>
    <style:style style:name="P8" style:family="paragraph" style:parent-style-name="Text_20_body">
      <style:text-properties officeooo:rsid="0025397a" officeooo:paragraph-rsid="0025397a"/>
    </style:style>
    <style:style style:name="P9" style:family="paragraph" style:parent-style-name="Text_20_body">
      <style:text-properties officeooo:rsid="0025d3fe" officeooo:paragraph-rsid="0025d3fe"/>
    </style:style>
    <style:style style:name="P10" style:family="paragraph" style:parent-style-name="Text_20_body">
      <style:text-properties officeooo:rsid="002bc244" officeooo:paragraph-rsid="002bc244"/>
    </style:style>
    <style:style style:name="P11" style:family="paragraph" style:parent-style-name="Text_20_body">
      <style:text-properties officeooo:rsid="00239bad" officeooo:paragraph-rsid="00239bad"/>
    </style:style>
    <style:style style:name="P12" style:family="paragraph" style:parent-style-name="Text_20_body">
      <style:text-properties fo:font-style="normal" officeooo:rsid="002e805d" officeooo:paragraph-rsid="002e805d" style:font-style-asian="normal" style:font-style-complex="normal"/>
    </style:style>
    <style:style style:name="P13" style:family="paragraph" style:parent-style-name="Text_20_body">
      <style:text-properties officeooo:rsid="002e805d" officeooo:paragraph-rsid="002e805d"/>
    </style:style>
    <style:style style:name="P14" style:family="paragraph" style:parent-style-name="Text_20_body">
      <style:text-properties officeooo:rsid="0036f34a" officeooo:paragraph-rsid="0036f34a"/>
    </style:style>
    <style:style style:name="P15" style:family="paragraph" style:parent-style-name="Preformatted_20_Text">
      <style:text-properties fo:font-variant="normal" fo:text-transform="none" fo:color="#000000" fo:letter-spacing="normal" fo:language="sk" fo:country="SK" fo:font-style="normal" fo:font-weight="normal" officeooo:rsid="001a3c82" officeooo:paragraph-rsid="001a3c82" style:font-style-asian="normal" style:font-style-complex="normal"/>
    </style:style>
    <style:style style:name="P16" style:family="paragraph" style:parent-style-name="Text_20_body" style:list-style-name="L1">
      <style:text-properties officeooo:paragraph-rsid="002bc244"/>
    </style:style>
    <style:style style:name="P17" style:family="paragraph" style:parent-style-name="Text_20_body" style:list-style-name="L1">
      <style:text-properties officeooo:rsid="002bc244" officeooo:paragraph-rsid="002bc244"/>
    </style:style>
    <style:style style:name="P18" style:family="paragraph" style:parent-style-name="Text_20_body">
      <style:text-properties officeooo:rsid="0036f34a" officeooo:paragraph-rsid="0036f34a"/>
    </style:style>
    <style:style style:name="P19" style:family="paragraph" style:parent-style-name="Text_20_body">
      <style:text-properties officeooo:rsid="00448225" officeooo:paragraph-rsid="00448225"/>
    </style:style>
    <style:style style:name="P20" style:family="paragraph" style:parent-style-name="Heading_20_1">
      <style:text-properties fo:language="sk" fo:country="SK"/>
    </style:style>
    <style:style style:name="P21" style:family="paragraph" style:parent-style-name="Heading_20_1">
      <style:text-properties officeooo:rsid="002bc244" officeooo:paragraph-rsid="002bc244"/>
    </style:style>
    <style:style style:name="P22" style:family="paragraph" style:parent-style-name="Heading_20_2">
      <style:text-properties fo:language="sk" fo:country="SK" officeooo:rsid="00171193" officeooo:paragraph-rsid="00171193"/>
    </style:style>
    <style:style style:name="P23" style:family="paragraph" style:parent-style-name="Heading_20_2">
      <style:text-properties officeooo:rsid="002bc244" officeooo:paragraph-rsid="002bc244"/>
    </style:style>
    <style:style style:name="P24" style:family="paragraph" style:parent-style-name="Heading_20_2">
      <style:text-properties officeooo:rsid="0025397a" officeooo:paragraph-rsid="0025397a"/>
    </style:style>
    <style:style style:name="P25" style:family="paragraph" style:parent-style-name="Heading_20_2">
      <style:text-properties officeooo:rsid="00239bad" officeooo:paragraph-rsid="00239bad"/>
    </style:style>
    <style:style style:name="P26" style:family="paragraph" style:parent-style-name="Heading_20_2">
      <style:text-properties officeooo:rsid="0036f34a" officeooo:paragraph-rsid="0036f34a"/>
    </style:style>
    <style:style style:name="P27" style:family="paragraph" style:parent-style-name="Heading_20_2">
      <style:text-properties officeooo:rsid="0025d3fe" officeooo:paragraph-rsid="0025d3fe"/>
    </style:style>
    <style:style style:name="T1" style:family="text">
      <style:text-properties officeooo:rsid="00171193"/>
    </style:style>
    <style:style style:name="T2" style:family="text">
      <style:text-properties fo:font-style="italic" style:font-style-asian="italic" style:font-style-complex="italic"/>
    </style:style>
    <style:style style:name="T3" style:family="text">
      <style:text-properties fo:font-style="italic" officeooo:rsid="00171193" style:font-style-asian="italic" style:font-style-complex="italic"/>
    </style:style>
    <style:style style:name="T4" style:family="text">
      <style:text-properties fo:font-style="italic" officeooo:rsid="001a3c82" style:font-style-asian="italic" style:font-style-complex="italic"/>
    </style:style>
    <style:style style:name="T5" style:family="text">
      <style:text-properties fo:font-style="italic" officeooo:rsid="002bc244" style:font-style-asian="italic" style:font-style-complex="italic"/>
    </style:style>
    <style:style style:name="T6" style:family="text">
      <style:text-properties fo:font-style="italic" officeooo:rsid="00321a2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1193" style:font-style-asian="normal" style:font-style-complex="normal"/>
    </style:style>
    <style:style style:name="T9" style:family="text">
      <style:text-properties fo:font-style="normal" officeooo:rsid="001a3c82" style:font-style-asian="normal" style:font-style-complex="normal"/>
    </style:style>
    <style:style style:name="T10" style:family="text">
      <style:text-properties fo:font-style="normal" officeooo:rsid="001fa00c" style:font-style-asian="normal" style:font-style-complex="normal"/>
    </style:style>
    <style:style style:name="T11" style:family="text">
      <style:text-properties fo:font-style="normal" officeooo:rsid="0021f379" style:font-style-asian="normal" style:font-style-complex="normal"/>
    </style:style>
    <style:style style:name="T12" style:family="text">
      <style:text-properties fo:font-style="normal" officeooo:rsid="00222326" style:font-style-asian="normal" style:font-style-complex="normal"/>
    </style:style>
    <style:style style:name="T13" style:family="text">
      <style:text-properties fo:font-style="normal" officeooo:rsid="00239bad" style:font-style-asian="normal" style:font-style-complex="normal"/>
    </style:style>
    <style:style style:name="T14" style:family="text">
      <style:text-properties fo:font-style="normal" officeooo:rsid="0028544a" style:font-style-asian="normal" style:font-style-complex="normal"/>
    </style:style>
    <style:style style:name="T15" style:family="text">
      <style:text-properties fo:font-style="normal" officeooo:rsid="002969f5" style:font-style-asian="normal" style:font-style-complex="normal"/>
    </style:style>
    <style:style style:name="T16" style:family="text">
      <style:text-properties fo:font-style="normal" officeooo:rsid="002adb9c" style:font-style-asian="normal" style:font-style-complex="normal"/>
    </style:style>
    <style:style style:name="T17" style:family="text">
      <style:text-properties fo:font-style="normal" officeooo:rsid="002bc244" style:font-style-asian="normal" style:font-style-complex="normal"/>
    </style:style>
    <style:style style:name="T18" style:family="text">
      <style:text-properties fo:font-style="normal" officeooo:rsid="003071eb" style:font-style-asian="normal" style:font-style-complex="normal"/>
    </style:style>
    <style:style style:name="T19" style:family="text">
      <style:text-properties fo:font-style="normal" officeooo:rsid="00321a2e" style:font-style-asian="normal" style:font-style-complex="normal"/>
    </style:style>
    <style:style style:name="T20" style:family="text">
      <style:text-properties fo:font-style="normal" officeooo:rsid="003e2835" style:font-style-asian="normal" style:font-style-complex="normal"/>
    </style:style>
    <style:style style:name="T21" style:family="text">
      <style:text-properties fo:font-style="normal" officeooo:rsid="003ecbc5" style:font-style-asian="normal" style:font-style-complex="normal"/>
    </style:style>
    <style:style style:name="T22" style:family="text">
      <style:text-properties officeooo:rsid="001a3c82"/>
    </style:style>
    <style:style style:name="T23" style:family="text">
      <style:text-properties officeooo:rsid="001d32cb"/>
    </style:style>
    <style:style style:name="T24" style:family="text">
      <style:text-properties officeooo:rsid="0025397a"/>
    </style:style>
    <style:style style:name="T25" style:family="text">
      <style:text-properties style:font-name="Liberation Mono"/>
    </style:style>
    <style:style style:name="T26" style:family="text">
      <style:text-properties style:font-name="Liberation Mono" officeooo:rsid="001d32cb"/>
    </style:style>
    <style:style style:name="T27" style:family="text">
      <style:text-properties style:font-name="Liberation Mono" fo:font-style="normal" officeooo:rsid="002adb9c" style:font-style-asian="normal" style:font-style-complex="normal"/>
    </style:style>
    <style:style style:name="T28" style:family="text">
      <style:text-properties style:font-name="Liberation Mono" fo:font-size="10pt" officeooo:rsid="002666c4" style:font-size-asian="10pt" style:font-size-complex="10pt"/>
    </style:style>
    <style:style style:name="T29" style:family="text">
      <style:text-properties style:font-name="Liberation Mono" officeooo:rsid="0037ef39"/>
    </style:style>
    <style:style style:name="T30" style:family="text">
      <style:text-properties style:font-name="Liberation Serif"/>
    </style:style>
    <style:style style:name="T31" style:family="text">
      <style:text-properties style:font-name="Liberation Serif" officeooo:rsid="002666c4"/>
    </style:style>
    <style:style style:name="T32" style:family="text">
      <style:text-properties style:font-name="Liberation Serif" officeooo:rsid="0028544a"/>
    </style:style>
    <style:style style:name="T33" style:family="text">
      <style:text-properties style:font-name="Liberation Serif" officeooo:rsid="002bc244"/>
    </style:style>
    <style:style style:name="T34" style:family="text">
      <style:text-properties style:font-name="Liberation Serif" officeooo:rsid="00358aec"/>
    </style:style>
    <style:style style:name="T35" style:family="text">
      <style:text-properties style:font-name="Liberation Serif" officeooo:rsid="0040b333"/>
    </style:style>
    <style:style style:name="T36" style:family="text">
      <style:text-properties officeooo:rsid="002adb9c"/>
    </style:style>
    <style:style style:name="T37" style:family="text">
      <style:text-properties officeooo:rsid="002bc244"/>
    </style:style>
    <style:style style:name="T38" style:family="text">
      <style:text-properties officeooo:rsid="002bf8ae"/>
    </style:style>
    <style:style style:name="T39" style:family="text">
      <style:text-properties officeooo:rsid="00358aec"/>
    </style:style>
    <style:style style:name="T40" style:family="text">
      <style:text-properties officeooo:rsid="0037ef39"/>
    </style:style>
    <style:style style:name="T41" style:family="text">
      <style:text-properties officeooo:rsid="003cc087"/>
    </style:style>
    <style:style style:name="T42" style:family="text">
      <style:text-properties officeooo:rsid="003ecbc5"/>
    </style:style>
    <style:style style:name="T43" style:family="text">
      <style:text-properties officeooo:rsid="0040b333"/>
    </style:style>
    <style:style style:name="T44" style:family="text">
      <style:text-properties officeooo:rsid="00462c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O microcontroleroch</text:h>
      <text:p text:style-name="P1"/>
      <text:p text:style-name="P1">Microcontrolery <text:span text:style-name="T1">(skrátene uC) </text:span>sú výborným pomocníkom v elektronike, kedže ich účel nie je vopred definovaný, ale <text:span text:style-name="T1">funkciu si na rozdiel od väčšiny “chrobáčikov” určuje sám technik tým, že ich naprogramuje v C. Spoločnosti, ktoré tieto uC vyrábajú, je niekoľko, a medzi najznámešie patria Atmel a Mikrochip, ktoré majú uC</text:span><text:span text:style-name="T3"> avr </text:span><text:span text:style-name="T8">a </text:span><text:span text:style-name="T3">PIC</text:span><text:span text:style-name="T8">. Medzi nimi pre začiatočníkov nie je veľký rozdiel, ale keďže sa nám podarilo zohnať programátor pre avr uC skôr ako pre PIC, rozhodli sme sa pre riešenie od firmy ATMEL.</text:span></text:p>
      <text:h text:style-name="P22" text:outline-level="2">Architektúra uC</text:h>
      <text:p text:style-name="P2">Atmel ponúka široké spektrum rôznych mik<text:span text:style-name="T41">ro</text:span>čipov, ktoré sa líšia hlavne ve<text:span text:style-name="T43">ľ</text:span>kosťou flash pamäte, počtom nožičiek, typom architektúry (väčšina je 8bit) a napájacím napätím VCC. Každý mikroprocessor sa dá kúpiť vo viacerych formách DIP, TQFP a QFN. My sme väčinou pracovali s Atmega8a-PU, kde <text:span text:style-name="T2">a</text:span> zna<text:span text:style-name="T41">mená</text:span> refresh čipu, ktorý zmenšil spotrebu čipu optroti pôvodnej verzií.</text:p>
      <text:p text:style-name="P3">Každý uC sa skladá z flash pamäte, kde je skompilovaný C program v hex zápise, <text:span text:style-name="T22">EEPROM, ktorá je podobne ako flash </text:span><text:span text:style-name="T4">non volatile,</text:span><text:span text:style-name="T9"> ale má väčśí počet prepísaní a je pomalšia (využíva sa hlavne na ukladanie premenných, ktore je potrebné zachovať v prípade straty napätia) a taktiež má aj SRAM, ktorá funguje ako klasická RAM v PC.</text:span></text:p>
      <text:p text:style-name="P4">Fuse<text:span text:style-name="T7"> sú špeciálne tri byty, ktoré určujú správanie procesora, ako napríklad čo sa má diať v prípade nedostatočného napätia (brown-out), prípadne zablokovanie komunikácie s programátorom, čo slúži na <text:s/>zablokovanie čítania flash pamäte s zdrojovým kom na produkčných čipoch. Taktiež sa tu dá nastaviť, ktorý oscilátor m</text:span><text:span text:style-name="T20">á</text:span><text:span text:style-name="T7"> uC použiť. Dá sa vybrať z viacerých, napríklad </text:span><text:span text:style-name="T11">externý oscilátor pripojený na pin označený XTAL1 a XTAL2. </text:span><text:span text:style-name="T12">Najednoduchšie je použit online/Android aplikáciu, ktorej </text:span><text:span text:style-name="T13">výstup, </text:span><text:span text:style-name="T12">po </text:span><text:span text:style-name="T14">zvolení vlastností uC</text:span><text:span text:style-name="T13">, </text:span><text:span text:style-name="T12">je príkaz pre avrdude.</text:span></text:p>
      <text:p text:style-name="P7"><text:span text:style-name="T9">F_</text:span><text:span text:style-name="T7">CPU </text:span><text:span text:style-name="T10">je dôležitý parameter každého uC </text:span><text:span text:style-name="T21">-</text:span><text:span text:style-name="T10"> je to frekvencia, n</text:span><text:span text:style-name="T14">a</text:span><text:span text:style-name="T10"> ktorej operuje. Pri samotnom programovaní je doležité si pamätať, že pri komunikácií medzi programátorom a uC nie je možné použiť frekvenciu väčšiu ako ¼ F_CPU. </text:span><text:span text:style-name="T15">Naštastie vačšina nových programátorov je schopná upraviť svoju frekvenciu podľa -B </text:span><text:span text:style-name="T16">možnosti pre avrdude (</text:span><text:span text:style-name="T27">-B 17kHz</text:span><text:span text:style-name="T16">)</text:span></text:p>
      <text:h text:style-name="P23" text:outline-level="2">Vývojové prostredie</text:h>
      <text:p text:style-name="P10">Pre Windows je spravené IDE priamo od Atmelu, ktoré má výborné debugovacie prvky, kde sa dajú sledovať hodnoty jednotlivých pinov a <text:span text:style-name="T38">registrov, programovanie fuse bitov cez checkbox-i a veľa iného. Nevýhodou však je nemožnosť programovať cez lacnejšie programátory, ako je napríklad usbasp. <text:s/>Taktiež je to v podstate Visual Studio, čo nemusí každému vyhovovať.</text:span></text:p>
      <text:p text:style-name="P5">Pri kompilovaní je najednoduchšie použiť Makefile, ktorý sme získali z programu <text:span text:style-name="T23">WinAvr pre Windows. Treba len upraviť hodnoty F-CPU a MMCU a následne použiť príkaz </text:span><text:span text:style-name="T26">make</text:span><text:span text:style-name="T23">.</text:span></text:p>
      <text:p text:style-name="P6">Na používanie <text:span text:style-name="T38">v Linuxe </text:span>je potrebné mať stiahnuté tieto package:</text:p>
      <text:p text:style-name="P15"><text:soft-page-break/>gcc-avr binutils-avr gdb-avr avr-libc avrdude</text:p>
      <text:h text:style-name="P24" text:outline-level="2">Bitové operácie v C</text:h>
      <text:p text:style-name="P8">Bez bitových operáci sa človek nedostane o moc daľej ako Hello World program pre uC (čo je blikajúca LED) a aj tam je to s nimi nápomocné. <text:span text:style-name="T36">Tutoriálov je na internete dosť a dá sa to naučiť aj za pochodu.</text:span></text:p>
      <text:h text:style-name="P25" text:outline-level="2">ADC</text:h>
      <text:p text:style-name="P11">Analog Digital Converter, ako názov napovedá, je časť uC, ktorý je zodpovedný za prekladanie alanógového signálu na digitálny. <text:span text:style-name="T24">V prípade, že sa použiva, treba ho napájať špeciálne na pin AVCC.</text:span> Štandardn<text:span text:style-name="T24">e je výsledok 10-bitové číslo od 0 – 1023, pričom 0 značí 0V a 1023 je VCC prípadne AREF (nastaviťelné cez registre). Pre naše potreby stačí aj 8-bitové rozlíšenie a navyše sa to aj ľahšie zobrazuje. Na to nám treba prečítať register ADCW, z ktorého získame 10-bitové číslo a vydeliť ho 4, ale jednoduchšie riešenie je nastaviť v registri ADMUX bit ADLAR na </text:span><text:span text:style-name="T5">high</text:span><text:span text:style-name="T17"> (čiže jednotku).</text:span></text:p>
      <text:p text:style-name="P12">ADC vie najlepšie pracovať s frekvenciu medzi 50-200kHz, <text:s/>preto je potr<text:span text:style-name="T42">e</text:span>bné nastaviť pomocou bitov ADPSn v registri ADCSRA delič hlavnej frekvencie CPU, aby bol v požadovanom intervale.</text:p>
      <text:p text:style-name="P13"><text:span text:style-name="T7">Ďalšou časťou, </text:span><text:span text:style-name="T18">ktorú chceme nastaviť, je ako často má prebiehať konverzia (kontinuálne/iba raz a potom ju treba znova spustiť). </text:span><text:span text:style-name="T6">Freeruning</text:span><text:span text:style-name="T19"> aj </text:span><text:span text:style-name="T6">single-conversion</text:span><text:span text:style-name="T19"> mód vieme použ s/bez interuptov.</text:span></text:p>
      <text:h text:style-name="P26" text:outline-level="2">System Interupts</text:h>
      <text:p text:style-name="P14">Na prerušenie akejkoľvek činnosti (napríklad <text:span text:style-name="T25">_delay_ms(</text:span><text:span text:style-name="T29">1000</text:span><text:span text:style-name="T25">)</text:span> <text:span text:style-name="T40">je vhodné použiť interupty. Sú na to dva spôsoby. Prvý, ktorý využíva dva piny INT0 a INT1 je sofistikovanejší, keďže sa dá nastaviť pri akej zmene napǎtia sa má zavolať interupt (napríklad iba pri poklese napätia). Druhý menej sofistikovaný spôsob je použiť port PCINTx. Väčšina modených uC ich má na každom pine (okrem napájania), čiže pre Atmega328 ich je 24. Nastavenie, ktoré piny majú zavolať interupt sa nastavuje cez PCMSK0-2. Problém však je, že piny volajú interupt “naviazaný” na svoj PCMSKx, čiže ak máme viac aktívnych pinov v tom istom PCMSKx nevieme povedať, ktorý interupt spustil bez kontroly registrov.</text:span></text:p>
      <text:p text:style-name="P19">Ďalšou možnosť ako pracovať s interuptami je použiť <text:span text:style-name="T44">Timers. Existujú dva 8-bitový a 16-bitový, každému sa dá nastaviť s akou frekvenciou (vzhľadom na CPU) má pracovať. Jeho princíp je veľmi jednoduchý, každý takt pripočíta 1 ku číslu v pamäti až kým sa nedostane na 255 (2^16-1) (toto číslo sa dá prestaviť na vlastnú hodnotu pomocou registru OCR0A, resp. OCR1AH a OCR1AL), vtedy zavolá interupt. Následne vráti counter na 0 a cyklus pokračuje od začiatku. Táto funkcia je veľmi vhodná ak treba čítať hodnoty z pinov nie kontinuálne ale iba raz za čas</text:span></text:p>
      <text:p text:style-name="P14">S touto témou súvisia ešte funkcie, <text:span text:style-name="T25">sei()</text:span>-start gloval interupt a <text:span text:style-name="T25">cli()</text:span><text:span text:style-name="T30">-</text:span>stop global interupts. Slúžia na to, aby CPU nebolo prerušené pokiaľ vykonáva n<text:span text:style-name="T43">ej</text:span>akú činnosť, ktorá by nemala byť prerušená. Prepisujú len posledný bit v registr<text:span text:style-name="T43">i</text:span> SREG. </text:p>
      <text:h text:style-name="P27" text:outline-level="2"><text:soft-page-break/>Poznámky ku kódu</text:h>
      <text:p text:style-name="P9">Pri <text:span text:style-name="T25">tiny13a/ledblink.c</text:span><text:span text:style-name="T30"> si môžeme všimnúť, že nastavenie DDRB sa dá spraviť dvoma spôsobmi (jeden je zakomentovaný) </text:span><text:span text:style-name="T31">z toho vypl</text:span><text:span text:style-name="T35">ý</text:span><text:span text:style-name="T31">va, že DDB4 je vlastne len šikovne napísaná 4. Je na </text:span><text:span text:style-name="T35">s</text:span><text:span text:style-name="T31">prehľadnenie kódu a všetky konštanty sú definované v </text:span><text:span text:style-name="T28">/usr/avr/include/avr</text:span><text:span text:style-name="T31">, </text:span><text:span text:style-name="T32">kde je .</text:span><text:span text:style-name="T34">h</text:span><text:span text:style-name="T32"> file špecifický pre každý microcontroler. </text:span><text:span text:style-name="T33">Je vhodné si pozrieť tento file aspoň raz, aby človek získal predstavu o tom, čo používa.</text:span></text:p>
      <text:h text:style-name="P23" text:outline-level="2">Poznámky k debugovaniu</text:h>
      <text:p text:style-name="P10">Jeden z mikročipov bol z druhej ruky a nešiel <text:span text:style-name="T39">preprogramovať. Pravdepodobne </text:span></text:p>
      <text:p text:style-name="P10"/>
      <text:h text:style-name="P21" text:outline-level="1">Literatúra a zdroje:</text:h>
      <text:list xml:id="list2046125248864431483" text:style-name="L1">
        <text:list-item>
          <text:p text:style-name="P16"><text:span text:style-name="T37">Joe Pardue: </text:span>C Programming for Microcontrollers, <text:a xlink:type="simple" xlink:href="http://dsp-book.narod.ru/CPMicro.pdf" text:style-name="Internet_20_link" text:visited-style-name="Visited_20_Internet_20_Link"><text:span text:style-name="T37">http://dsp-book.narod.ru/CPMicro.pdf</text:span></text:a></text:p>
        </text:list-item>
        <text:list-item>
          <text:p text:style-name="P17">avrfreaks.com</text:p>
        </text:list-item>
        <text:list-item>
          <text:p text:style-name="P17">eevblog.com/foru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15:59:44.330352544</meta:creation-date>
    <dc:date>2017-01-10T15:02:39.796756146</dc:date>
    <meta:editing-duration>PT3H9M57S</meta:editing-duration>
    <meta:editing-cycles>13</meta:editing-cycles>
    <meta:generator>LibreOffice/5.1.6.2.0$Linux_X86_64 LibreOffice_project/10m0$Build-2</meta:generator>
    <meta:document-statistic meta:table-count="0" meta:image-count="0" meta:object-count="0" meta:page-count="3" meta:paragraph-count="30" meta:word-count="946" meta:character-count="6080" meta:non-whitespace-character-count="5161"/>
  </office:meta>
</office:document-meta>
</file>